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var(--devsite-code-font-family)" svg:font-family="var(--devsite-code-font-family)" style:font-family-generic="roman" style:font-pitch="variable"/>
  </office:font-face-decls>
  <office:automatic-styles>
    <style:style style:name="P1" style:family="paragraph" style:parent-style-name="List_20_Paragraph" style:list-style-name="WWNum2">
      <style:paragraph-properties fo:line-height="150%" fo:text-align="justify" style:justify-single-word="false"/>
    </style:style>
    <style:style style:name="P2" style:family="paragraph" style:parent-style-name="List_20_Paragraph" style:list-style-name="WWNum2">
      <style:paragraph-properties fo:line-height="100%" fo:text-align="justify" style:justify-single-word="false"/>
    </style:style>
    <style:style style:name="P3" style:family="paragraph" style:parent-style-name="List_20_Paragraph" style:list-style-name="WWNum2">
      <style:paragraph-properties fo:line-height="100%" fo:text-align="justify" style:justify-single-word="false" fo:break-before="page"/>
    </style:style>
    <style:style style:name="P4" style:family="paragraph" style:parent-style-name="Standard">
      <style:paragraph-properties fo:margin-top="0in" fo:margin-bottom="0in" style:contextual-spacing="false" fo:line-height="100%" fo:text-align="justify" style:justify-single-word="false"/>
      <style:text-properties style:font-name="Arial" fo:font-size="12pt" style:font-size-asian="12pt" style:font-name-complex="Arial1" style:font-size-complex="12pt"/>
    </style:style>
    <style:style style:name="P5" style:family="paragraph" style:parent-style-name="Standard">
      <style:paragraph-properties fo:line-height="100%" fo:text-align="justify" style:justify-single-word="false"/>
      <style:text-properties style:font-name="Arial" fo:font-size="12pt" style:font-size-asian="12pt" style:font-name-complex="Arial1" style:font-size-complex="12pt"/>
    </style:style>
    <style:style style:name="P6"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7"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font-weight-complex="bold"/>
    </style:style>
    <style:style style:name="P8" style:family="paragraph" style:parent-style-name="Standard">
      <style:paragraph-properties fo:text-align="justify" style:justify-single-word="false"/>
      <style:text-properties style:font-name="Arial" fo:font-size="12pt" fo:font-weight="bold" style:font-size-asian="12pt" style:font-weight-asian="bold" style:font-name-complex="Arial1" style:font-size-complex="12pt" style:font-weight-complex="bold"/>
    </style:style>
    <style:style style:name="P9" style:family="paragraph" style:parent-style-name="Standard">
      <style:paragraph-properties fo:margin-top="0in" fo:margin-bottom="0in" style:contextual-spacing="false" fo:line-height="100%" fo:text-align="justify" style:justify-single-word="false" fo:padding-left="0.0555in" fo:padding-right="0.0555in" fo:padding-top="0.0138in" fo:padding-bottom="0.0138in" fo:border="0.51pt solid #000000" style:shadow="none"/>
      <style:text-properties style:font-name="Arial" fo:font-size="7pt" style:font-size-asian="7pt" style:font-name-complex="Arial1" style:font-size-complex="7pt"/>
    </style:style>
    <style:style style:name="P10" style:family="paragraph" style:parent-style-name="Standard">
      <style:paragraph-properties fo:margin-top="0in" fo:margin-bottom="0in" style:contextual-spacing="false" fo:line-height="100%" fo:text-align="justify" style:justify-single-word="false"/>
      <style:text-properties style:font-name="Arial" fo:font-size="7pt" style:font-size-asian="7pt" style:font-name-complex="Arial1" style:font-size-complex="7pt"/>
    </style:style>
    <style:style style:name="P11" style:family="paragraph" style:parent-style-name="Standard">
      <style:paragraph-properties fo:margin-top="0in" fo:margin-bottom="0in" style:contextual-spacing="false" fo:line-height="100%" fo:text-align="justify" style:justify-single-word="false"/>
      <style:text-properties style:font-name="Arial" fo:font-size="10pt" style:font-size-asian="10pt" style:font-name-complex="Arial1" style:font-size-complex="10pt"/>
    </style:style>
    <style:style style:name="P12"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margin-top="0in" fo:margin-bottom="0in" style:contextual-spacing="false" fo:line-height="150%" fo:text-align="justify" style:justify-single-word="false"/>
    </style:style>
    <style:style style:name="P15" style:family="paragraph" style:parent-style-name="Standard">
      <style:paragraph-properties fo:margin-top="0in" fo:margin-bottom="0in" style:contextual-spacing="false" fo:line-height="150%" fo:text-align="justify" style:justify-single-word="false" fo:padding-left="0.0555in" fo:padding-right="0.0555in" fo:padding-top="0.0138in" fo:padding-bottom="0.0138in" fo:border="0.51pt solid #000000" style:shadow="none"/>
    </style:style>
    <style:style style:name="P16" style:family="paragraph" style:parent-style-name="Standard">
      <style:paragraph-properties fo:margin-top="0in" fo:margin-bottom="0in" style:contextual-spacing="false" fo:line-height="150%" fo:text-align="justify" style:justify-single-word="false" fo:break-before="page" fo:padding-left="0.0555in" fo:padding-right="0.0555in" fo:padding-top="0.0138in" fo:padding-bottom="0.0138in" fo:border="0.51pt solid #000000" style:shadow="none"/>
    </style:style>
    <style:style style:name="P17" style:family="paragraph" style:parent-style-name="Standard">
      <style:paragraph-properties fo:line-height="100%" fo:text-align="justify" style:justify-single-word="false"/>
    </style:style>
    <style:style style:name="P18" style:family="paragraph" style:parent-style-name="Standard">
      <style:paragraph-properties fo:margin-top="0in" fo:margin-bottom="0in" style:contextual-spacing="false" fo:line-height="100%" fo:text-align="justify" style:justify-single-word="false" fo:padding-left="0.0555in" fo:padding-right="0.0555in" fo:padding-top="0.0138in" fo:padding-bottom="0.0138in" fo:border="0.51pt solid #000000" style:shadow="none"/>
    </style:style>
    <style:style style:name="P19" style:family="paragraph" style:parent-style-name="Standard">
      <style:paragraph-properties fo:margin-top="0in" fo:margin-bottom="0in" style:contextual-spacing="false" fo:line-height="100%" fo:text-align="justify" style:justify-single-word="false"/>
    </style:style>
    <style:style style:name="P20" style:family="paragraph" style:parent-style-name="Standard">
      <style:paragraph-properties fo:line-height="100%" fo:text-align="justify" style:justify-single-word="false" fo:padding-left="0.0555in" fo:padding-right="0.0555in" fo:padding-top="0.0138in" fo:padding-bottom="0.0138in" fo:border="0.51pt solid #000000" style:shadow="none"/>
    </style:style>
    <style:style style:name="P21" style:family="paragraph" style:parent-style-name="Standard">
      <style:paragraph-properties fo:line-height="100%" fo:text-align="justify" style:justify-single-word="false" fo:break-before="page"/>
    </style:style>
    <style:style style:name="P22" style:family="paragraph" style:parent-style-name="Standard">
      <style:paragraph-properties fo:line-height="100%" fo:text-align="start" style:justify-single-word="false" fo:padding-left="0.0555in" fo:padding-right="0.0555in" fo:padding-top="0.0138in" fo:padding-bottom="0.0138in" fo:border="0.51pt solid #000000" style:shadow="none"/>
    </style:style>
    <style:style style:name="P23" style:family="paragraph" style:parent-style-name="Standard">
      <style:paragraph-properties fo:text-align="justify" style:justify-single-word="false"/>
    </style:style>
    <style:style style:name="T1" style:family="text">
      <style:text-properties style:font-name="Arial" fo:font-size="12pt" fo:font-weight="bold" style:font-size-asian="12pt" style:font-weight-asian="bold" style:font-name-complex="Arial1" style:font-size-complex="12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fo:font-style="italic" style:font-size-asian="12pt" style:font-style-asian="italic" style:font-name-complex="Arial1" style:font-size-complex="12pt" style:font-style-complex="italic"/>
    </style:style>
    <style:style style:name="T4" style:family="text">
      <style:text-properties style:font-name="Arial" fo:font-size="7pt" style:font-size-asian="7pt" style:font-name-complex="Arial1" style:font-size-complex="7pt"/>
    </style:style>
    <style:style style:name="T5" style:family="text">
      <style:text-properties style:font-name="Arial" fo:font-size="7pt" fo:font-weight="bold" style:font-size-asian="7pt" style:font-weight-asian="bold" style:font-name-complex="Arial1" style:font-size-complex="7pt" style:font-weight-complex="bold"/>
    </style:style>
    <style:style style:name="T6" style:family="text">
      <style:text-properties style:font-name="Arial" fo:font-size="10pt" fo:font-style="italic" style:font-size-asian="10pt" style:font-style-asian="italic" style:font-name-complex="Arial1" style:font-size-complex="10pt" style:font-style-complex="italic"/>
    </style:style>
    <style:style style:name="T7" style:family="text">
      <style:text-properties style:font-name="Arial" fo:font-size="10pt" style:font-size-asian="10pt" style:font-name-complex="Arial1" style:font-size-complex="10pt"/>
    </style:style>
    <style:style style:name="T8" style:family="text">
      <style:text-properties fo:language="de" fo:country="DE"/>
    </style:style>
    <style:style style:name="T9" style:family="text">
      <style:text-properties fo:language="de" fo:country="DE" style:font-name-complex="Calibri1"/>
    </style:style>
    <style:style style:name="T10" style:family="text">
      <style:text-properties style:font-name="Calibri" fo:language="de" fo:country="DE"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Universal Guide for HPC (High Performance Computing) at BinAC or similar Computation-Cluster using Containerization</text:span></text:p>
      <text:p text:style-name="P23"><text:span text:style-name="T1">by Maximilian Hilbert</text:span><text:span text:style-name="T1"><text:note text:id="ftn1" text:note-class="footnote"><text:note-citation>1</text:note-citation><text:note-body><text:p text:style-name="Footnote"><text:s/><text:span text:style-name="T8">maximilian.hilbert@student.uni-tuebingen.de</text:span></text:p></text:note-body></text:note></text:span></text:p>
      <text:p text:style-name="P6"/>
      <text:list xml:id="list1752311528" text:style-name="WWNum2">
        <text:list-item>
          <text:p text:style-name="P1"><text:span text:style-name="T1">Introduction</text:span></text:p>
        </text:list-item>
      </text:list>
      <text:p text:style-name="P13"><text:span text:style-name="T2">Due to rights management on the cluster, GPU support using CUDA is difficult to achieve in contrast to a local computer. Furthermore, specialized software dependencies, e. g. tensorflow versions are not useable. A possible solution to cope with this problem is using a containerization method. The </text:span><text:span text:style-name="T1">BinAC</text:span><text:span text:style-name="T2"><text:note text:id="ftn14" text:note-class="footnote"><text:note-citation>2</text:note-citation><text:note-body><text:p text:style-name="Footnote"><text:span text:style-name="T8"><text:s/>https://wiki.bwhpc.de/e/Category:BwForCluster_BinAC</text:span></text:p></text:note-body></text:note></text:span><text:span text:style-name="T1"> </text:span><text:span text:style-name="T2">Cluster in Tübingen or </text:span><text:span text:style-name="T1">desy</text:span><text:span text:style-name="T2"><text:note text:id="ftn14" text:note-class="footnote"><text:note-citation>3</text:note-citation><text:note-body><text:p text:style-name="Footnote"><text:span text:style-name="T8"><text:s/>https://confluence.desy.de/display/MXW/Maxwell+Cluster</text:span></text:p></text:note-body></text:note></text:span><text:span text:style-name="T1"> </text:span><text:span text:style-name="T2">in Hamburg support </text:span><text:span text:style-name="T1">Singularity</text:span><text:span text:style-name="T1"><text:note text:id="ftn14" text:note-class="footnote"><text:note-citation>4</text:note-citation><text:note-body><text:p text:style-name="Footnote"><text:span text:style-name="T8"><text:s/>https://sylabs.io/guides/3.0/user-guide/quick_start.html</text:span></text:p></text:note-body></text:note></text:span><text:span text:style-name="T2"> as a containerization software.</text:span></text:p>
      <text:p text:style-name="P13"><text:span text:style-name="T2">The idea behind containerization is, that one can hold the entirety of software dependencies, required at runtime (incl. the operating system), in one file, the so-called </text:span><text:span text:style-name="T3">container</text:span><text:span text:style-name="T2">. This way one can build the container locally on a system with root access and upload it to the cluster. At runtime all software one needs is </text:span><text:span text:style-name="T3">inside</text:span><text:span text:style-name="T2"> the container, therefore one can also install content that would require root user rights on the local machine.</text:span></text:p>
      <text:p text:style-name="P13"><text:span text:style-name="T2">In the case presented here we consider </text:span><text:span text:style-name="T1">centOS</text:span><text:span text:style-name="T2"><text:note text:id="ftn14" text:note-class="footnote"><text:note-citation>5</text:note-citation><text:note-body><text:p text:style-name="Footnote"><text:span text:style-name="T8"><text:s/>https://www.centos.org/</text:span></text:p></text:note-body></text:note></text:span><text:span text:style-name="T2"> (small operating system), CUDA (Support for Nvidia GPUs), </text:span><text:span text:style-name="T1">CuDnn</text:span><text:span text:style-name="T1"><text:note text:id="ftn14" text:note-class="footnote"><text:note-citation>6</text:note-citation><text:note-body><text:p text:style-name="Footnote"><text:span text:style-name="T8"><text:s/>https://developer.nvidia.com/cudnn</text:span></text:p></text:note-body></text:note></text:span><text:span text:style-name="T2"> (Deep Neural Network library), </text:span><text:span text:style-name="T1">miniconda</text:span><text:span text:style-name="T2"><text:note text:id="ftn14" text:note-class="footnote"><text:note-citation>7</text:note-citation><text:note-body><text:p text:style-name="Footnote"><text:span text:style-name="T8"><text:s/>https://docs.conda.io/en/latest/miniconda.html</text:span></text:p></text:note-body></text:note></text:span><text:span text:style-name="T2"> (python incl. software dependencies and updates) and </text:span><text:span text:style-name="T1">mlreflect</text:span><text:span text:style-name="T2"><text:note text:id="ftn14" text:note-class="footnote"><text:note-citation>8</text:note-citation><text:note-body><text:p text:style-name="Footnote"><text:span text:style-name="T8"><text:s/>https://pypi.org/project/mlreflect/</text:span></text:p></text:note-body></text:note></text:span><text:span text:style-name="T2"> (incl. Tensorflow and other functions) and finally the code we want to run on the cluster cluster_job.py, which requires the above-mentioned software dependencies.</text:span></text:p>
      <text:list xml:id="list134436615702448" text:continue-numbering="true" text:style-name="WWNum2">
        <text:list-item>
          <text:p text:style-name="P1"><text:span text:style-name="T1">Installation</text:span></text:p>
        </text:list-item>
      </text:list>
      <text:p text:style-name="P13"><text:span text:style-name="T2">First, one must make sure to have access to a linux-based machine with root permissions. In this case we use </text:span><text:span text:style-name="T1">VMware Workstation</text:span><text:span text:style-name="T2"><text:note text:id="ftn14" text:note-class="footnote"><text:note-citation>9</text:note-citation><text:note-body><text:p text:style-name="Footnote"><text:span text:style-name="T8"><text:s/>https://www.vmware.com/de/products/workstation-player.html</text:span></text:p></text:note-body></text:note></text:span><text:span text:style-name="T2"> (Virtual machine) with </text:span><text:span text:style-name="T1">ubuntu</text:span><text:span text:style-name="T2"><text:note text:id="ftn14" text:note-class="footnote"><text:note-citation>10</text:note-citation><text:note-body><text:p text:style-name="Footnote"><text:span text:style-name="T8"><text:s/>https://ubuntu.com/tutorials/install-ubuntu-desktop#1-overview</text:span></text:p></text:note-body></text:note></text:span><text:span text:style-name="T2"> (linux operating system with graphical interface).</text:span></text:p>
      <text:p text:style-name="P13"><text:soft-page-break/><text:span text:style-name="T2">When installed ubuntu on VM (or use a full installation) one can install Singularity via the command prompt</text:span><text:span text:style-name="T2"><text:note text:id="ftn14" text:note-class="footnote"><text:note-citation>11</text:note-citation><text:note-body><text:p text:style-name="Footnote"><text:span text:style-name="T8"><text:s/>https://github.com/apptainer/singularity/blob/master/INSTALL.md</text:span></text:p></text:note-body></text:note></text:span><text:span text:style-name="T2">.</text:span></text:p>
      <text:p text:style-name="P13"><text:span text:style-name="T2">Now create a new file via the build-in text editor, ending with .def containing the so-called definitions of our container. For a detailed explanation on the different sections see</text:span><text:span text:style-name="T2"><text:note text:id="ftn14" text:note-class="footnote"><text:note-citation>12</text:note-citation><text:note-body><text:p text:style-name="Footnote"><text:span text:style-name="T9"><text:s/>https://sylabs.io/guides/3.0/user-guide/definition_files.html</text:span></text:p></text:note-body></text:note></text:span><text:span text:style-name="T2">.</text:span></text:p>
      <text:p text:style-name="P17"><text:span text:style-name="T2">definitions.def</text:span></text:p>
      <text:p text:style-name="P18"><text:span text:style-name="T4">BootStrap: docker</text:span></text:p>
      <text:p text:style-name="P18"><text:span text:style-name="T4">From: nvidia/cuda:10.1-cudnn7-devel-centos7</text:span></text:p>
      <text:p text:style-name="P9"/>
      <text:p text:style-name="P18"><text:span text:style-name="T4">%runscript</text:span></text:p>
      <text:p text:style-name="P18"><text:span text:style-name="T4"><text:s text:c="4"/>exec "$@"</text:span></text:p>
      <text:p text:style-name="P18"><text:span text:style-name="T4"><text:s text:c="4"/>echo "This is what happens when you run the container..."</text:span></text:p>
      <text:p text:style-name="P18"><text:span text:style-name="T4"><text:s text:c="4"/>source /conda/etc/profile.d/conda.sh</text:span></text:p>
      <text:p text:style-name="P18"><text:span text:style-name="T4"><text:s text:c="4"/>conda activate test_env</text:span></text:p>
      <text:p text:style-name="P18"><text:span text:style-name="T4"><text:s text:c="4"/>python --version</text:span></text:p>
      <text:p text:style-name="P18"><text:span text:style-name="T4"><text:s text:c="4"/>python cluster_job.py</text:span></text:p>
      <text:p text:style-name="P18"><text:span text:style-name="T4"><text:s text:c="4"/></text:span></text:p>
      <text:p text:style-name="P18"><text:span text:style-name="T4">%post</text:span></text:p>
      <text:p text:style-name="P18"><text:span text:style-name="T4"><text:s text:c="4"/>echo "Hello from inside the container"</text:span></text:p>
      <text:p text:style-name="P18"><text:span text:style-name="T4"><text:s text:c="4"/>yum install wget -y</text:span></text:p>
      <text:p text:style-name="P18"><text:span text:style-name="T4"><text:s text:c="4"/>wget https://repo.anaconda.com/miniconda/Miniconda3-latest-Linux-x86_64.sh -O miniconda.sh</text:span></text:p>
      <text:p text:style-name="P18"><text:span text:style-name="T4"><text:s text:c="4"/>bash miniconda.sh -b -p conda</text:span></text:p>
      <text:p text:style-name="P18"><text:span text:style-name="T4"><text:s text:c="4"/>source /conda/etc/profile.d/conda.sh</text:span></text:p>
      <text:p text:style-name="P18"><text:span text:style-name="T4"><text:s text:c="4"/>conda update -y -n base conda</text:span></text:p>
      <text:p text:style-name="P18"><text:span text:style-name="T4"><text:s text:c="4"/>conda create -y -n bachelor_env python=3.6</text:span></text:p>
      <text:p text:style-name="P18"><text:span text:style-name="T4"><text:s text:c="4"/>rm miniconda.sh -f</text:span></text:p>
      <text:p text:style-name="P18"><text:span text:style-name="T4"><text:s text:c="4"/>conda activate test_env</text:span></text:p>
      <text:p text:style-name="P18"><text:span text:style-name="T4"><text:s text:c="4"/>conda install pip</text:span></text:p>
      <text:p text:style-name="P18"><text:span text:style-name="T4"><text:s text:c="4"/>pip install refl1d</text:span></text:p>
      <text:p text:style-name="P18"><text:span text:style-name="T4"><text:s text:c="4"/>pip install mlreflect</text:span></text:p>
      <text:p text:style-name="P18"><text:span text:style-name="T4"><text:s text:c="4"/>conda install scikit-learn</text:span></text:p>
      <text:p text:style-name="P18"><text:span text:style-name="T4"><text:s text:c="4"/></text:span></text:p>
      <text:p text:style-name="P9"/>
      <text:p text:style-name="P18"><text:span text:style-name="T4">%test</text:span></text:p>
      <text:p text:style-name="P18"><text:span text:style-name="T4"><text:s text:c="4"/>source /conda/etc/profile.d/conda.sh</text:span></text:p>
      <text:p text:style-name="P18"><text:span text:style-name="T4"><text:s text:c="4"/>conda activate test_env</text:span></text:p>
      <text:p text:style-name="P18"><text:span text:style-name="T4"><text:s text:c="4"/>python --version</text:span></text:p>
      <text:p text:style-name="P18"><text:span text:style-name="T4"><text:s text:c="4"/></text:span></text:p>
      <text:p text:style-name="P18"><text:span text:style-name="T4">%files</text:span></text:p>
      <text:p text:style-name="P18"><text:span text:style-name="T4"><text:s text:c="4"/>cluster_job.py </text:span></text:p>
      <text:p text:style-name="P10"/>
      <text:p text:style-name="P14"><text:span text:style-name="T2">A summary: The definitions include the OS and CUDA, as well as CuDnn in the header of the definition file, as another docker-container. It is </text:span><text:span text:style-name="T1">important</text:span><text:span text:style-name="T2"> to fit the CUDA-Version to the CuDnn and the centOS version and the corresponding Tensorflow/PyTorch version, to achieve compatibility.</text:span><text:span text:style-name="T2"><text:note text:id="ftn14" text:note-class="footnote"><text:note-citation>13</text:note-citation><text:note-body><text:p text:style-name="HTML_20_Preformatted"><text:span text:style-name="T10"><text:s/>https://www.tensorflow.org/install/source#tested_build_configurations</text:span></text:p></text:note-body></text:note></text:span></text:p>
      <text:p text:style-name="P15"><text:span text:style-name="T6">%runscript</text:span></text:p>
      <text:p text:style-name="P18"><text:span text:style-name="T7">Defines what happens when the commands “</text:span><text:span text:style-name="T6">singularity run singularity_container.sif</text:span><text:span text:style-name="T7">” or </text:span><text:span text:style-name="T6">“singularity exec singularity_container.sif</text:span><text:span text:style-name="T7"> </text:span><text:span text:style-name="T6">[command inside container]“</text:span><text:span text:style-name="T7"> are used on a linux machine to run/execute the container (for explanation on exec, see later). In this case it is important to link to the conda path and activate the environment created in the %post-section, check the python version to be sure, the code is running inside the container.</text:span></text:p>
      <text:p text:style-name="P6"/>
      <text:p text:style-name="P16"><text:span text:style-name="T6">%post</text:span></text:p>
      <text:p text:style-name="P18"><text:span text:style-name="T7">This is the part that gets installed when building the container on our local machine. One can add software dependencies as one needs. Also create a conda environment using the right python version. Keep in mind that centOS comes with almost nothing, so installing wget should be the first line. Be aware of the versions (mlreflect installs Tensorflow 2.1.4, which is compatible with Cuda 10.1, CuDnn 7 and centOS 7 and python 3.6).</text:span></text:p>
      <text:p text:style-name="P12"/>
      <text:p text:style-name="P15"><text:span text:style-name="T6">%test</text:span></text:p>
      <text:p text:style-name="P18"><text:span text:style-name="T7">Is automatically ran after the building process is done to check if a command works. In our case it checks the python version. Keep in mind to first activate the environment.</text:span></text:p>
      <text:p text:style-name="P11"/>
      <text:p text:style-name="P15"><text:span text:style-name="T6">%files</text:span></text:p>
      <text:p text:style-name="P18"><text:span text:style-name="T7">Includes the code one wants to run, although the file can lie outside of the container.</text:span></text:p>
      <text:p text:style-name="P4"/>
      <text:p text:style-name="P19"><text:span text:style-name="T2">Finally, one can now build the container via the command “</text:span><text:span text:style-name="T3">sudo singularity build first_container.sif definitions.def</text:span><text:span text:style-name="T2">”. Making sure one has “</text:span><text:span text:style-name="T3">sudo</text:span><text:span text:style-name="T2">” (root) rights on the local machine.</text:span></text:p>
      <text:p text:style-name="P7"/>
      <text:list xml:id="list134436062555387" text:continue-numbering="true" text:style-name="WWNum2">
        <text:list-item>
          <text:p text:style-name="P2"><text:span text:style-name="T1">Run on cluster</text:span></text:p>
        </text:list-item>
      </text:list>
      <text:p text:style-name="P17"><text:span text:style-name="T2">After the building process, test the container locally, before uploading! First, try to run a </text:span><text:span text:style-name="T3">cluster_job.py</text:span><text:span text:style-name="T2"> file that only creates a </text:span><text:span text:style-name="T3">test.txt</text:span><text:span text:style-name="T2"> file that pastes the current tensorflow or python version. You should also paste information about your CUDA state there, use “</text:span><text:span text:style-name="T3">tf.config.list_physical_devices('GPU')</text:span><text:span text:style-name="T2">”. If everything works one can upload the container to the cluster, create a </text:span><text:span text:style-name="T3">job.sh</text:span><text:span text:style-name="T2"> file that navigates to the correct path, includes your job specifics (walltime, nodes, etc.) and runs the container via “</text:span><text:span text:style-name="T3">singularity run --nv singularity_container.sif</text:span><text:span text:style-name="T2">”. Make sure to use “--nv” which stands for CUDA support. When starting the container and tensorflow one should see the success logs from CUDA. Make also sure to define how many gpus you need in the header of the job.sh file and place the job in the correct queue. The specifics of the header file can change when heading to another cluster that does not use PBS, check the corresponding documentation then for further information.</text:span></text:p>
      <text:p text:style-name="P17"><text:span text:style-name="T2">job.sh</text:span></text:p>
      <text:p text:style-name="P20"><text:span text:style-name="T4">#PBS -l nodes=2:ppn=5:gpus=4</text:span></text:p>
      <text:p text:style-name="P20"><text:span text:style-name="T4"><text:s/>#PBS -l walltime=03:30:00</text:span></text:p>
      <text:p text:style-name="P20"><text:span text:style-name="T4"><text:s/>#PBS -l mem=20gb</text:span></text:p>
      <text:p text:style-name="P20"><text:span text:style-name="T4"><text:s/>#PBS -N batch</text:span></text:p>
      <text:p text:style-name="P20"><text:span text:style-name="T4"><text:s/>#PBS -j oe</text:span></text:p>
      <text:p text:style-name="P20"><text:span text:style-name="T4"><text:s/>#PBS -o LOG</text:span></text:p>
      <text:p text:style-name="P20"><text:span text:style-name="T4"><text:s/>#PBS -q gpu</text:span></text:p>
      <text:p text:style-name="P20"><text:span text:style-name="T4"><text:s/>cd /beegfs/work/</text:span><text:span text:style-name="T5">USERNAME</text:span></text:p>
      <text:p text:style-name="P20"><text:span text:style-name="T4"><text:s/>singularity run --nv singularity_container.sif</text:span></text:p>
      <text:p text:style-name="P8"/>
      <text:list xml:id="list134436016401903" text:continue-numbering="true" text:style-name="WWNum2">
        <text:list-item>
          <text:p text:style-name="P3"><text:span text:style-name="T1">Batch jobs</text:span></text:p>
        </text:list-item>
      </text:list>
      <text:p text:style-name="P17"><text:span text:style-name="T2">If one wants to compute complex and time-consuming jobs, it is necessary to split up the problem in smaller chunks and place it in the queue individually. Due to the fact, that the cluster will always prefer smaller jobs that fit in computation time or capacity gaps. The following example will be dealing with hyperparameter search. Essentially, it is necessary to run cluster_job.py many times with different parameters. We can hand over a set of parameters to the singularity container, using “</text:span><text:span text:style-name="T3">singularity exec --nv singularity_container.sif ./wrapper.sh param_1 param_2</text:span><text:span text:style-name="T2">”. This uses the exec-command which pastes a command inside the container and runs it there. In this case it would run a </text:span><text:span text:style-name="T3">wrapper.sh</text:span><text:span text:style-name="T2"> script handing over 2 parameters and starts cluster_job.sh with these parameters.</text:span></text:p>
      <text:p text:style-name="P17"><text:span text:style-name="T2">wrapper.sh</text:span></text:p>
      <text:p text:style-name="P20"><text:span text:style-name="T4">source /conda/etc/profile.d/conda.sh</text:span></text:p>
      <text:p text:style-name="P20"><text:span text:style-name="T4">conda activate test_env</text:span></text:p>
      <text:p text:style-name="P20"><text:span text:style-name="T4">python --version</text:span></text:p>
      <text:p text:style-name="P20"><text:span text:style-name="T4">python cluster_job.py $1 $2</text:span></text:p>
      <text:p text:style-name="P5"/>
      <text:p text:style-name="P17"><text:span text:style-name="T2">Now one needs to create a bunch of job_i.sh files that each run wrapper.sh. You can build a simple create_jobs.sh containing a python script to generate them. All of them should look like the same, where the only difference is the param1, param2 value.</text:span></text:p>
      <text:p text:style-name="P17"><text:span text:style-name="T2">job_i.sh</text:span></text:p>
      <text:p text:style-name="P20"><text:span text:style-name="T4"><text:s/>#PBS -l nodes=2:ppn=5:gpus=4</text:span></text:p>
      <text:p text:style-name="P20"><text:span text:style-name="T4"><text:s/>#PBS -l walltime=03:30:00</text:span></text:p>
      <text:p text:style-name="P20"><text:span text:style-name="T4"><text:s/>#PBS -l mem=20gb</text:span></text:p>
      <text:p text:style-name="P20"><text:span text:style-name="T4"><text:s/>#PBS -N batch</text:span></text:p>
      <text:p text:style-name="P20"><text:span text:style-name="T4"><text:s/>#PBS -j oe</text:span></text:p>
      <text:p text:style-name="P20"><text:span text:style-name="T4"><text:s/>#PBS -o LOG</text:span></text:p>
      <text:p text:style-name="P20"><text:span text:style-name="T4"><text:s/>#PBS -q gpu</text:span></text:p>
      <text:p text:style-name="P20"><text:span text:style-name="T4"><text:s/>cd /beegfs/work/</text:span><text:span text:style-name="T5">USERNAME</text:span></text:p>
      <text:p text:style-name="P20"><text:span text:style-name="T4"><text:s/>singularity exec --nv singularity_container.sif ./wrapper.sh 0.001 40</text:span></text:p>
      <text:p text:style-name="P6"/>
      <text:p text:style-name="P21"><text:span text:style-name="T2">Analogously, on the desy Cluster using slurm as batch-management system</text:span></text:p>
      <text:p text:style-name="P20"><text:span text:style-name="T4">#!/bin/bash</text:span></text:p>
      <text:p text:style-name="P20"><text:span text:style-name="T4">#SBATCH --partition=allgpu</text:span></text:p>
      <text:p text:style-name="P20"><text:span text:style-name="T4">#SBATCH --time=0-03:00:00</text:span></text:p>
      <text:p text:style-name="P20"><text:span text:style-name="T4">#SBATCH --nodes=1</text:span></text:p>
      <text:p text:style-name="P20"><text:span text:style-name="T4">#SBATCH --constraint=GPU</text:span></text:p>
      <text:p text:style-name="P20"><text:span text:style-name="T4">#SBATCH --chdir /beegfs/desy/user/</text:span><text:span text:style-name="T5">USERNAME</text:span><text:span text:style-name="T4">/slurm_out</text:span></text:p>
      <text:p text:style-name="P20"><text:span text:style-name="T4">#SBATCH --job-name <text:s/>testi</text:span></text:p>
      <text:p text:style-name="P20"><text:span text:style-name="T4">#SBATCH --output <text:s text:c="3"/>testi-%j.out</text:span></text:p>
      <text:p text:style-name="P20"><text:span text:style-name="T4">#SBATCH --error <text:s text:c="4"/>testi-%j.err</text:span></text:p>
      <text:p text:style-name="P20"><text:span text:style-name="T4">unset LD_PRELOAD</text:span></text:p>
      <text:p text:style-name="P20"><text:span text:style-name="T4">source /etc/profile.d/modules.sh</text:span></text:p>
      <text:p text:style-name="P20"><text:span text:style-name="T4">cd /beegfs/desy/user/</text:span><text:span text:style-name="T5">USERNAME</text:span></text:p>
      <text:p text:style-name="P22"><text:span text:style-name="T4">singularity exec --nv --bind /beegfs/desy/user/</text:span><text:span text:style-name="T5">USERNAME</text:span><text:span text:style-name="T4">/beegfs/desy/user/</text:span><text:span text:style-name="T5">USERNAME</text:span><text:span text:style-name="T4">/singularity_container.sif /beegfs/desy/user/</text:span><text:span text:style-name="T5">USERNAME</text:span><text:span text:style-name="T4">/run.sh 0.001 40 35 70 8 4</text:span></text:p>
      <text:p text:style-name="P17"><text:span text:style-name="T2">Here it is important to bind the path of your working directory, so that the container can find the script and singularity can find your container in the first place.</text:span></text:p>
      <text:p text:style-name="P5"/>
      <text:p text:style-name="P17"><text:span text:style-name="T2">Now you one can install python on one of the login nodes and run a simple chain.py script that runs all job_i.sh files generated and places the jobs in the correct queue. First, try to do the procedure with one job_i.sh file to check if the chain works and wait until completed to get an idea of the correct walltime. Always use the smallest walltime and hardware specifics necessary.</text:span></text:p>
      <text:p text:style-name="P17"><text:span text:style-name="T2">chain.py</text:span></text:p>
      <text:p text:style-name="P20"><text:span text:style-name="T4">#!/bin/bash</text:span></text:p>
      <text:p text:style-name="P20"><text:span text:style-name="T4">import subprocess</text:span></text:p>
      <text:p text:style-name="P20"><text:span text:style-name="T4">import os</text:span></text:p>
      <text:p text:style-name="P20"><text:span text:style-name="T4">for filename in os.listdir("jobs/"):</text:span></text:p>
      <text:p text:style-name="P20"><text:span text:style-name="T4"><text:s text:c="4"/>subprocess.run("qsub -q gpu jobs/”+filename, shell=True) [for desy use “sbatch jobs/”+filename]</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var(--devsite-code-font-family)" svg:font-family="var(--devsite-code-font-family)"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ximilian Hilbert</meta:initial-creator>
    <meta:editing-cycles>13</meta:editing-cycles>
    <meta:creation-date>2022-05-20T06:55:00</meta:creation-date>
    <dc:date>2022-06-06T13:44:34.975193688</dc:date>
    <meta:editing-duration>PT1M41S</meta:editing-duration>
    <meta:generator>LibreOffice/7.3.3.2$Linux_X86_64 LibreOffice_project/30$Build-2</meta:generator>
    <meta:document-statistic meta:table-count="0" meta:image-count="0" meta:object-count="0" meta:page-count="5" meta:paragraph-count="118" meta:word-count="1234" meta:character-count="8929" meta:non-whitespace-character-count="7685"/>
    <meta:user-defined meta:name="AppVersion">16.0000</meta:user-defined>
    <meta:template xlink:type="simple" xlink:actuate="onRequest" xlink:title="Normal.dotm" xlink:href=""/>
  </office:meta>
</office:document-meta>
</file>